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2589" officeooo:paragraph-rsid="00182589"/>
    </style:style>
    <style:style style:name="P2" style:family="paragraph" style:parent-style-name="Standard">
      <style:paragraph-properties fo:text-align="center" style:justify-single-word="false"/>
      <style:text-properties officeooo:rsid="00182589" officeooo:paragraph-rsid="001825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ugar Candy</text:p>
      <text:p text:style-name="P2"/>
      <text:p text:style-name="P2">by Kyle Eggleston</text:p>
      <text:p text:style-name="P1"/>
      <text:p text:style-name="P1">It had been a long day. Jonathan wished he could be at home asleep. That wouldn't happen for a while. At least that's what he had been told.</text:p>
      <text:p text:style-name="P1"/>
      <text:p text:style-name="P1">"Do you enjoy candy?" The officer asked.</text:p>
      <text:p text:style-name="P1"/>
      <text:p text:style-name="P1">Jonathan nodded. "Yes."</text:p>
      <text:p text:style-name="P1"/>
      <text:p text:style-name="P1">The officer handed the boy a piece of sugar candy. "Here you are lad. Follow me." He smiled.</text:p>
      <text:p text:style-name="P1"/>
      <text:p text:style-name="P1">Jonathan followed the man into a room where his father was tied to a chair.</text:p>
      <text:p text:style-name="P1"/>
      <text:p text:style-name="P1">The officer looked at Jonathan's father with an evil grin. A grin that said everything. He wanted nothing to do with this man.</text:p>
      <text:p text:style-name="P1"/>
      <text:p text:style-name="P1">"Kill his father." The officer sai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2T22:41:38.481000000</meta:creation-date>
    <dc:date>2014-04-12T22:55:22.949000000</dc:date>
    <meta:editing-duration>P0D</meta:editing-duration>
    <meta:editing-cycles>1</meta:editing-cycles>
    <meta:document-statistic meta:table-count="0" meta:image-count="0" meta:object-count="0" meta:page-count="1" meta:paragraph-count="9" meta:word-count="105" meta:character-count="560" meta:non-whitespace-character-count="464"/>
    <meta:generator>LibreOffice/4.1.5.3$Windows_x86 LibreOffice_project/1c1366bba2ba2b554cd2ca4d87c06da81c05d24</meta:generator>
  </office:meta>
</office:document-meta>
</file>